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background-color="#33ff99"/>
    </style:style>
    <style:style style:name="P4" style:family="paragraph" style:parent-style-name="Standard">
      <loext:graphic-properties draw:fill="solid" draw:fill-color="#ffcc00" draw:opacity="100%"/>
      <style:paragraph-properties fo:text-align="center" style:justify-single-word="false" fo:background-color="#ffcc00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background-color="#33ff99"/>
    </style:style>
    <style:style style:name="P6" style:family="paragraph" style:parent-style-name="Preformatted_20_Text">
      <style:paragraph-properties fo:text-align="start" style:justify-single-word="fals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11" style:family="paragraph" style:parent-style-name="Standard">
      <style:paragraph-properties fo:text-align="start" style:justify-single-word="false" fo:padding="0.049cm" fo:border="0.06pt solid #000000" style:shadow="#808080 0.18cm 0.18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padding="0.049cm" fo:border="0.06pt solid #000000" style:shadow="#808080 0.18cm 0.18cm"/>
      <style:text-properties style:font-name="Courier 10 Pitch1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padding="0.049cm" fo:border="0.06pt solid #000000" style:shadow="#808080 0.18cm 0.18cm"/>
      <style:text-properties style:font-name="Courier 10 Pitch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loext:graphic-properties draw:fill="solid" draw:fill-color="#ffff99" draw:opacity="100%"/>
      <style:paragraph-properties fo:background-color="#ffff99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loext:graphic-properties draw:fill="solid" draw:fill-color="#ffff99" draw:opacity="100%"/>
      <style:paragraph-properties fo:background-color="#ffff99" style:shadow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loext:graphic-properties draw:fill="solid" draw:fill-color="#ffff99" draw:opacity="100%"/>
      <style:paragraph-properties fo:background-color="#ffff99" style:shadow="none"/>
      <style:text-properties fo:font-style="normal" style:text-underline-style="none" fo:font-weight="normal" officeooo:paragraph-rsid="001433fe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loext:graphic-properties draw:fill="solid" draw:fill-color="#ffff99" draw:opacity="100%"/>
      <style:paragraph-properties fo:background-color="#ffff99" style:shadow="none"/>
      <style:text-properties fo:font-style="normal" style:text-underline-style="none" fo:font-weight="normal" officeooo:rsid="001433fe" officeooo:paragraph-rsid="001433fe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loext:graphic-properties draw:fill="solid" draw:fill-color="#ffff99" draw:opacity="100%"/>
      <style:paragraph-properties fo:break-before="page" fo:background-color="#ffff99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ac1" style:font-weight-asian="bold" style:font-weight-complex="bold"/>
    </style:style>
    <style:style style:name="T4" style:family="text">
      <style:text-properties fo:font-weight="bold" officeooo:rsid="001433fe" style:font-weight-asian="bold" style:font-weight-complex="bold"/>
    </style:style>
    <style:style style:name="T5" style:family="text">
      <style:text-properties fo:color="#808000"/>
    </style:style>
    <style:style style:name="T6" style:family="text">
      <style:text-properties fo:color="#808000" fo:font-size="9pt" style:font-size-asian="9pt" style:font-size-complex="9pt"/>
    </style:style>
    <style:style style:name="T7" style:family="text">
      <style:text-properties fo:color="#c0c0c0"/>
    </style:style>
    <style:style style:name="T8" style:family="text">
      <style:text-properties fo:color="#c0c0c0" fo:font-size="9pt" style:font-size-asian="9pt" style:font-size-complex="9pt"/>
    </style:style>
    <style:style style:name="T9" style:family="text">
      <style:text-properties fo:color="#000000"/>
    </style:style>
    <style:style style:name="T10" style:family="text">
      <style:text-properties fo:color="#000000" fo:font-style="italic"/>
    </style:style>
    <style:style style:name="T11" style:family="text">
      <style:text-properties fo:color="#000000" fo:font-size="9pt" style:font-size-asian="9pt" style:font-size-complex="9pt"/>
    </style:style>
    <style:style style:name="T12" style:family="text">
      <style:text-properties fo:color="#800080"/>
    </style:style>
    <style:style style:name="T13" style:family="text">
      <style:text-properties fo:color="#000080"/>
    </style:style>
    <style:style style:name="T14" style:family="text">
      <style:text-properties fo:color="#800000"/>
    </style:style>
    <style:style style:name="T15" style:family="text">
      <style:text-properties fo:color="#800000" fo:font-size="9pt" style:font-size-asian="9pt" style:font-size-complex="9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128ac1"/>
    </style:style>
    <style:style style:name="T18" style:family="text">
      <style:text-properties officeooo:rsid="001433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eraction avec clavier et souris</text:p>
      <text:p text:style-name="P1"/>
      <text:h text:style-name="P20" text:outline-level="2">Gestion des touches du clavier.</text:h>
      <text:p text:style-name="P1"/>
      <text:list xml:id="list3847526151" text:style-name="L1">
        <text:list-item>
          <text:p text:style-name="P16">Codez une application avec une scène contenant une boule. Lors de l'appui sur les touches de direction, la boule doit se déplacer dans cette direction de quelques pixels. <text:span text:style-name="T17">(utilisez la méthode </text:span><text:span text:style-name="T3">moveBy</text:span><text:span text:style-name="T17"> pour déplacer la boule)</text:span></text:p>
        </text:list-item>
      </text:list>
      <text:p text:style-name="P1"/>
      <text:h text:style-name="Heading_20_2" text:outline-level="2">Gestion de la souris.</text:h>
      <text:p text:style-name="P1"/>
      <text:list xml:id="list235651427186054" text:continue-numbering="true" text:style-name="L1">
        <text:list-item>
          <text:p text:style-name="P17"><text:span text:style-name="T18">En vous aidant de la classe </text:span><text:span text:style-name="T4">QGraphicsViewPerso</text:span><text:span text:style-name="T18"> du cours, c</text:span>odez une application avec une scène contenant une boule. <text:span text:style-name="T18">Cette scène devra être associée à une vue gérant le déplacement de la souris</text:span>. <text:s/><text:span text:style-name="T18">Lorsque la souris se déplacera dans la vue, </text:span>la boule <text:span text:style-name="T18">devra </text:span>suive le curseur de la souris.<text:span text:style-name="T17">(utilisez la méthode </text:span><text:span text:style-name="T4">setPos</text:span><text:span text:style-name="T17"> pour déplacer la boule au coordonnées données par le signal </text:span><text:span text:style-name="T3">positionSouris</text:span><text:span text:style-name="T17">).</text:span></text:p>
        </text:list-item>
        <text:list-item>
          <text:p text:style-name="P18">Modifiez votre code en ajoutant un rectangle en bas de la scene. Le rectangle devra suive la souris, mais uniquement par rapport à la vertical de cette dernière.</text:p>
        </text:list-item>
      </text:list>
      <text:p text:style-name="P1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09-30T11:55:13</meta:creation-date>
    <dc:date>2018-12-13T23:56:51.256381952</dc:date>
    <meta:editing-cycles>52</meta:editing-cycles>
    <meta:editing-duration>PT11H4M16S</meta:editing-duration>
    <dc:creator>dbernard </dc:creator>
    <meta:document-statistic meta:table-count="0" meta:image-count="0" meta:object-count="0" meta:page-count="1" meta:paragraph-count="6" meta:word-count="144" meta:character-count="862" meta:non-whitespace-character-count="726"/>
    <meta:user-defined meta:name="Info 1"/>
    <meta:user-defined meta:name="Info 2"/>
    <meta:user-defined meta:name="Info 3"/>
    <meta:user-defined meta:name="Info 4"/>
  </office:meta>
</office:document-meta>
</file>